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font-size-complex="18pt"/>
    </style:style>
    <style:style style:name="P3" style:family="paragraph" style:parent-style-name="Standard">
      <style:paragraph-properties fo:line-height="150%"/>
    </style:style>
    <style:style style:name="P4" style:family="paragraph" style:parent-style-name="Text_20_body">
      <style:paragraph-properties fo:line-height="150%"/>
    </style:style>
    <style:style style:name="P5" style:family="paragraph" style:parent-style-name="Standard" style:master-page-name="MP0">
      <style:paragraph-properties fo:text-align="center" style:justify-single-word="false" style:page-number="auto" fo:break-before="page"/>
      <style:text-properties fo:font-size="18pt" style:font-name-asian="標楷體" style:font-size-asian="18pt" style:font-size-complex="18pt"/>
    </style:style>
    <style:style style:name="P6" style:family="paragraph" style:parent-style-name="Standard" style:list-style-name="L1">
      <style:paragraph-properties fo:line-height="150%"/>
      <style:text-properties style:font-name="標楷體" fo:font-size="14pt" style:font-name-asian="標楷體" style:font-size-asian="14pt" style:font-size-complex="14pt"/>
    </style:style>
    <style:style style:name="P7" style:family="paragraph" style:parent-style-name="Standard" style:list-style-name="L2">
      <style:paragraph-properties fo:line-height="150%"/>
      <style:text-properties style:font-name="標楷體" fo:font-size="14pt" style:font-name-asian="標楷體" style:font-size-asian="14pt" style:language-asian="zh" style:country-asian="TW" style:font-size-complex="14pt"/>
    </style:style>
    <style:style style:name="P8" style:family="paragraph" style:parent-style-name="Standard" style:list-style-name="L5">
      <style:paragraph-properties fo:line-height="150%"/>
      <style:text-properties style:font-name="標楷體" style:font-name-asian="標楷體"/>
    </style:style>
    <style:style style:name="P9" style:family="paragraph" style:parent-style-name="Standard" style:list-style-name="L5">
      <style:paragraph-properties fo:line-height="150%"/>
      <style:text-properties style:font-name="標楷體" fo:letter-spacing="0.049cm" style:font-name-asian="標楷體" style:font-size-asian="14pt"/>
    </style:style>
    <style:style style:name="P10" style:family="paragraph" style:parent-style-name="Standard" style:list-style-name="L1">
      <style:paragraph-properties fo:line-height="150%"/>
    </style:style>
    <style:style style:name="P11" style:family="paragraph" style:parent-style-name="Standard" style:list-style-name="L2">
      <style:paragraph-properties fo:line-height="150%"/>
    </style:style>
    <style:style style:name="P12" style:family="paragraph" style:parent-style-name="Standard" style:list-style-name="L3">
      <style:paragraph-properties fo:line-height="150%"/>
    </style:style>
    <style:style style:name="P13" style:family="paragraph" style:parent-style-name="Standard" style:list-style-name="L4">
      <style:paragraph-properties fo:line-height="150%"/>
    </style:style>
    <style:style style:name="P14" style:family="paragraph" style:parent-style-name="Standard" style:list-style-name="L5">
      <style:paragraph-properties fo:line-height="150%"/>
    </style:style>
    <style:style style:name="P15" style:family="paragraph" style:parent-style-name="Standard" style:list-style-name="L2">
      <style:paragraph-properties fo:line-height="150%"/>
      <style:text-properties fo:font-size="14pt" style:font-name-asian="標楷體" style:font-size-asian="14pt" style:font-size-complex="14pt"/>
    </style:style>
    <style:style style:name="P16" style:family="paragraph" style:parent-style-name="Standard" style:list-style-name="L2">
      <style:paragraph-properties fo:line-height="150%"/>
      <style:text-properties fo:font-size="14pt" style:font-name-asian="標楷體" style:font-size-asian="14pt" style:language-asian="zh" style:country-asian="TW" style:font-size-complex="14pt"/>
    </style:style>
    <style:style style:name="P17" style:family="paragraph" style:parent-style-name="Standard" style:list-style-name="L2">
      <style:paragraph-properties fo:line-height="150%">
        <style:tab-stops/>
      </style:paragraph-properties>
      <style:text-properties fo:font-size="14pt" style:font-name-asian="標楷體" style:font-size-asian="14pt" style:language-asian="zh" style:country-asian="TW" style:font-size-complex="14pt"/>
    </style:style>
    <style:style style:name="P18" style:family="paragraph" style:parent-style-name="Standard" style:list-style-name="L3">
      <style:paragraph-properties fo:line-height="150%"/>
      <style:text-properties fo:font-size="14pt" style:font-name-asian="標楷體" style:font-size-asian="14pt" style:language-asian="zh" style:country-asian="TW" style:font-size-complex="14pt"/>
    </style:style>
    <style:style style:name="P19" style:family="paragraph" style:parent-style-name="Standard" style:list-style-name="L4">
      <style:paragraph-properties fo:line-height="150%"/>
      <style:text-properties fo:font-size="14pt" style:font-name-asian="標楷體" style:font-size-asian="14pt" style:language-asian="zh" style:country-asian="TW" style:font-size-complex="14pt"/>
    </style:style>
    <style:style style:name="T1" style:family="text">
      <style:text-properties style:font-name="標楷體" fo:font-size="14pt" style:font-name-asian="標楷體" style:font-size-asian="14pt" style:font-size-complex="14pt"/>
    </style:style>
    <style:style style:name="T2" style:family="text">
      <style:text-properties style:font-name="標楷體" fo:font-size="14pt" style:font-name-asian="標楷體" style:font-size-asian="14pt" style:language-asian="zh" style:country-asian="TW" style:font-size-complex="14pt"/>
    </style:style>
    <style:style style:name="T3" style:family="text">
      <style:text-properties style:font-name="標楷體" fo:letter-spacing="0.049cm"/>
    </style:style>
    <style:style style:name="T4" style:family="text">
      <style:text-properties style:font-name="標楷體" fo:letter-spacing="0.049cm" fo:language="en" fo:country="US"/>
    </style:style>
    <style:style style:name="T5" style:family="text">
      <style:text-properties fo:font-size="14pt" style:font-name-asian="標楷體" style:font-size-asian="14pt" style:font-size-complex="14pt"/>
    </style:style>
    <style:style style:name="T6" style:family="text">
      <style:text-properties fo:font-size="14pt" style:font-name-asian="標楷體" style:font-size-asian="14pt" style:language-asian="zh" style:country-asian="HK" style:font-size-complex="14pt"/>
    </style:style>
    <style:style style:name="T7" style:family="text">
      <style:text-properties fo:font-size="14pt" style:font-name-asian="標楷體" style:font-size-asian="14pt" style:language-asian="zh" style:country-asian="TW" style:font-size-complex="14pt"/>
    </style:style>
    <style:style style:name="T8" style:family="text">
      <style:text-properties fo:font-size="14pt" fo:letter-spacing="0.049cm" fo:language="en" fo:country="US" style:font-size-asian="14pt" style:language-asian="zh" style:country-asian="TW"/>
    </style:style>
    <style:style style:name="T9" style:family="text">
      <style:text-properties fo:font-size="14pt" fo:language="en" fo:country="US"/>
    </style:style>
    <style:style style:name="T10" style:family="text">
      <style:text-properties fo:color="#000000"/>
    </style:style>
    <style:style style:name="T11" style:family="text">
      <style:text-properties fo:color="#000000" style:font-name="標楷體" fo:font-size="14pt" style:font-name-asian="標楷體" style:font-size-asian="14pt" style:language-asian="zh" style:country-asian="TW" style:font-size-complex="14pt"/>
    </style:style>
    <style:style style:name="T12" style:family="text">
      <style:text-properties fo:color="#000000" fo:language="en" fo:country="US"/>
    </style:style>
    <style:style style:name="T13" style:family="text">
      <style:text-properties style:language-asian="zh" style:country-asian="TW"/>
    </style:style>
    <style:style style:name="T14" style:family="text">
      <style:text-properties fo:letter-spacing="0.049cm" style:font-size-asian="14pt"/>
    </style:style>
    <style:style style:name="T15" style:family="text">
      <style:text-properties fo:letter-spacing="0.049cm" style:font-size-asian="14pt" style:language-asian="zh" style:country-asian="TW"/>
    </style:style>
    <style:style style:name="T16" style:family="text">
      <style:text-properties fo:letter-spacing="0.049cm" style:font-name-asian="標楷體" style:font-size-asian="14pt"/>
    </style:style>
    <style:style style:name="T17" style:family="text">
      <style:text-properties fo:letter-spacing="0.049cm" style:font-name-asian="標楷體" style:font-size-asian="14pt" style:language-asian="zh" style:country-asian="TW"/>
    </style:style>
    <text:list-style style:name="L1">
      <text:list-level-style-number text:level="1" text:style-name="WW_5f_CharLFO1LV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6LV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WW_5f_CharLFO6LVL2" style:num-prefix="（" style:num-suffix="）" style:num-format="一, 二, 三, ...">
        <style:list-level-properties text:list-level-position-and-space-mode="label-alignment">
          <style:list-level-label-alignment text:label-followed-by="nothing" fo:text-indent="-1.529cm" fo:margin-left="2.1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基隆市安樂地政事務所</text:p>
      <text:p text:style-name="P2">106年度10月份第1次主管會議紀錄</text:p>
      <text:p text:style-name="P2"/>
      <text:list xml:id="list69408350826844765" text:style-name="L1">
        <text:list-item>
          <text:p text:style-name="P6">時間：中華民國106年10月<text:span text:style-name="T13">11</text:span>日<text:span text:style-name="T13">下</text:span>午<text:span text:style-name="T13">2</text:span>時整</text:p>
        </text:list-item>
        <text:list-item>
          <text:p text:style-name="P6">地點：三樓民眾談室</text:p>
        </text:list-item>
        <text:list-item>
          <text:p text:style-name="P6">主席：代理主任戴清文</text:p>
        </text:list-item>
        <text:list-item>
          <text:p text:style-name="P10"><text:span text:style-name="預設段落字型"><text:span text:style-name="T1">出席人員：陳</text:span></text:span><text:span text:style-name="預設段落字型"><text:span text:style-name="T2">慧懿</text:span></text:span><text:span text:style-name="預設段落字型"><text:span text:style-name="T1">、戴清文、周力行、</text:span></text:span><text:span text:style-name="預設段落字型"><text:span text:style-name="T2">李美玲、游玉玲</text:span></text:span><text:span text:style-name="預設段落字型"><text:span text:style-name="T1"> <text:s text:c="3"/>紀錄：陳苑蒨</text:span></text:span></text:p>
        </text:list-item>
        <text:list-item>
          <text:p text:style-name="P6">各單位報告事項：</text:p>
        </text:list-item>
      </text:list>
      <text:list xml:id="list3890551578615806566" text:style-name="L2">
        <text:list-item>
          <text:p text:style-name="P15">第一課</text:p>
          <text:list>
            <text:list-item>
              <text:p text:style-name="P16">本課106年9月業務推動情形如下：</text:p>
              <text:list>
                <text:list-item>
                  <text:p text:style-name="P15">登記案件(含一般、速件、限制登記)：<text:span text:style-name="T13">2</text:span>,<text:span text:style-name="T13">104</text:span>件，土地<text:span text:style-name="T13">8</text:span>,<text:span text:style-name="T13">437</text:span>筆、建物<text:span text:style-name="T13">4</text:span>,<text:span text:style-name="T13">942</text:span>棟。</text:p>
                </text:list-item>
                <text:list-item>
                  <text:p text:style-name="P16">辦理更正案件：62件、土地：351筆、建物：24棟，多數為公有土地登記資料異常之更正。</text:p>
                </text:list-item>
                <text:list-item>
                  <text:p text:style-name="P15">午休諮詢不打烊服務：<text:span text:style-name="T13">137</text:span>件。</text:p>
                </text:list-item>
                <text:list-item>
                  <text:p text:style-name="P15">到府服務案件：0件。</text:p>
                </text:list-item>
                <text:list-item>
                  <text:p text:style-name="P15">延長服務預約領件：<text:span text:style-name="T13">0</text:span>件<text:span text:style-name="T13">。</text:span></text:p>
                </text:list-item>
                <text:list-item>
                  <text:p text:style-name="P16">線上預約申請信託專簿：0件。</text:p>
                </text:list-item>
                <text:list-item>
                  <text:p text:style-name="P16">受理人民申請退還當年度屬2萬元以下地政規費案件：9件。</text:p>
                </text:list-item>
                <text:list-item>
                  <text:p text:style-name="P16">暫存列管公文：0件。</text:p>
                </text:list-item>
                <text:list-item>
                  <text:p text:style-name="P16">法令研討2次，分別於9月12日、26日辦理。</text:p>
                </text:list-item>
                <text:list-item>
                  <text:p text:style-name="P17">各年度未領案件數量計：96年至100年共5件、101年2件、102年8件、103年1件、104年8件，105年8件，持續通知領件。</text:p>
                </text:list-item>
              </text:list>
            </text:list-item>
            <text:list-item>
              <text:p text:style-name="P17">地政處於106年10月12日下午2時舉辦106年度地政士座談會，請主任及各課課長出席參加。</text:p>
            </text:list-item>
          </text:list>
        </text:list-item>
        <text:list-item>
          <text:p text:style-name="P16">第二課</text:p>
          <text:list>
            <text:list-item>
              <text:p text:style-name="P16"><text:span text:style-name="T3">為確保本所測量成果品質，</text:span><text:span text:style-name="T4">10</text:span><text:span text:style-name="T3">月</text:span><text:span text:style-name="T4">2</text:span><text:span text:style-name="T3">日已派員至本市七堵簡易基線場辦理電子測距經緯儀檢校作業。 <text:s/></text:span></text:p>
            </text:list-item>
            <text:list-item>
              <text:p text:style-name="P16"><text:soft-page-break/><text:span text:style-name="T3">本所安樂自辦重測區重測，地籍調查作業</text:span><text:span text:style-name="T4">(</text:span><text:span text:style-name="T3">自辦部分</text:span><text:span text:style-name="T4">)</text:span><text:span text:style-name="T3">地籍調查表整理送審</text:span><text:span text:style-name="T4">280</text:span><text:span text:style-name="T3">筆進度落後，已積極加緊趕辦。協助指界作業已完成</text:span><text:span text:style-name="T4">80</text:span><text:span text:style-name="T3">筆。 <text:s/></text:span></text:p>
            </text:list-item>
            <text:list-item>
              <text:p text:style-name="P16"><text:span text:style-name="T4">10</text:span><text:span text:style-name="T3">月</text:span><text:span text:style-name="T4">1</text:span><text:span text:style-name="T3">日與經濟部工業局大武崙工業區服務中心研商重測區內加密控制點及新設圖根點倘遭到破壞如何補建事宜，經瞭解並不會破壞重測區內加密控制點及圖根點。 <text:s/></text:span></text:p>
            </text:list-item>
            <text:list-item>
              <text:p text:style-name="P16"><text:span text:style-name="T4">10</text:span><text:span text:style-name="T3">月</text:span><text:span text:style-name="T4">3</text:span><text:span text:style-name="T3">日參加基隆地方法院國家賠償訴訟案</text:span><text:span text:style-name="T4">(</text:span><text:span text:style-name="T3">余逸隆</text:span><text:span text:style-name="T4">)</text:span><text:span text:style-name="T3">辯論庭，法院協調雙方同意停止訴訟</text:span><text:span text:style-name="T4">4</text:span><text:span text:style-name="T3">個月，請本所積極處理面積更正事宜。 </text:span></text:p>
            </text:list-item>
            <text:list-item>
              <text:p text:style-name="P16"><text:span text:style-name="T4">10</text:span><text:span text:style-name="T3">月</text:span><text:span text:style-name="T4">6</text:span><text:span text:style-name="T3">日市府地政處率本所辦理重測業務同仁至宜蘭縣羅東地政事務所研討重測相關業務及實務經驗交流，獲益良多；將依據研商原則擬定處理方案，以解決套圖疑義，已盡速完成後續相關重測作業。 <text:s/></text:span></text:p>
            </text:list-item>
          </text:list>
        </text:list-item>
        <text:list-item>
          <text:p text:style-name="P16">第三課</text:p>
          <text:list>
            <text:list-item>
              <text:p text:style-name="P11"><text:span text:style-name="預設段落字型"><text:span text:style-name="T5">送交總務之本所106年9月奉核以零用金支付案件共</text:span></text:span><text:span text:style-name="預設段落字型"><text:span text:style-name="T7">23</text:span></text:span><text:span text:style-name="預設段落字型"><text:span text:style-name="T5">件，均已領取；另本所106年</text:span></text:span><text:span text:style-name="預設段落字型"><text:span text:style-name="T7">9</text:span></text:span><text:span text:style-name="預設段落字型"><text:span text:style-name="T5">月</text:span></text:span><text:span text:style-name="預設段落字型"><text:span text:style-name="T7">無</text:span></text:span><text:span text:style-name="預設段落字型"><text:span text:style-name="T5">2萬元以上及跨年度退費申請案</text:span></text:span><text:span text:style-name="預設段落字型"><text:span text:style-name="T5">。</text:span></text:span></text:p>
            </text:list-item>
            <text:list-item>
              <text:p text:style-name="P11"><text:span text:style-name="預設段落字型"><text:span text:style-name="T5">本課106年</text:span></text:span><text:span text:style-name="預設段落字型"><text:span text:style-name="T7">9</text:span></text:span><text:span text:style-name="預設段落字型"><text:span text:style-name="T5">月無民眾投訴，「電話代查公告現值創新服務」、「網路申請歷年公告地價資料」及「網路申請檔案閱覽抄錄複製」業於網路宣導，電話代查服務106年</text:span></text:span><text:span text:style-name="預設段落字型"><text:span text:style-name="T7">9</text:span></text:span><text:span text:style-name="預設段落字型"><text:span text:style-name="T5">月共服務</text:span></text:span><text:span text:style-name="預設段落字型"><text:span text:style-name="T7">3</text:span></text:span><text:span text:style-name="預設段落字型"><text:span text:style-name="T6">件</text:span></text:span><text:span text:style-name="預設段落字型"><text:span text:style-name="T5">。</text:span></text:span></text:p>
            </text:list-item>
            <text:list-item>
              <text:p text:style-name="P11"><text:span text:style-name="預設段落字型"><text:span text:style-name="T7">106年度地政士座談會於10 月12日下午2時，假基隆市政府四樓簡報室舉行，本課由職參加</text:span></text:span>。</text:p>
            </text:list-item>
            <text:list-item>
              <text:p text:style-name="P7">毗鄰縣市交界地區107年公告土地現值暨重新規定地價均衡協調會議，於10月13日假板橋地政事務所召開，由職及各區承辦人出席。</text:p>
            </text:list-item>
          </text:list>
        </text:list-item>
        <text:list-item>
          <text:p text:style-name="P16">會計</text:p>
          <text:list>
            <text:list-item>
              <text:p text:style-name="P16">本所本年度截<text:span text:style-name="預設段落字型">9月底止歲入及歲出執行率如下：</text:span></text:p>
              <text:list>
                <text:list-item>
                  <text:p text:style-name="P16"><text:span text:style-name="預設段落字型">歲入部份：</text:span></text:p>
                </text:list-item>
              </text:list>
            </text:list-item>
          </text:list>
        </text:list-item>
      </text:list>
      <text:list xml:id="list8706801127575508016" text:style-name="L3">
        <text:list-item>
          <text:list>
            <text:list-item>
              <text:list>
                <text:list-item>
                  <text:list>
                    <text:list-item>
                      <text:p text:style-name="P12"><text:span text:style-name="預設段落字型"><text:span text:style-name="T7">罰金罰鍰及怠金：109.81%</text:span></text:span></text:p>
                    </text:list-item>
                    <text:list-item>
                      <text:p text:style-name="P12"><text:soft-page-break/><text:span text:style-name="預設段落字型"><text:span text:style-name="T7">行政規費收入：138.84%</text:span></text:span></text:p>
                    </text:list-item>
                    <text:list-item>
                      <text:p text:style-name="P18"><text:span text:style-name="預設段落字型">使用規費收入：107.75%</text:span></text:p>
                    </text:list-item>
                  </text:list>
                </text:list-item>
                <text:list-item>
                  <text:p text:style-name="P18"><text:span text:style-name="預設段落字型">歲出部份：</text:span></text:p>
                </text:list-item>
              </text:list>
            </text:list-item>
          </text:list>
        </text:list-item>
      </text:list>
      <text:list xml:id="list6630007045954133926" text:style-name="L4">
        <text:list-item>
          <text:list>
            <text:list-item>
              <text:list>
                <text:list-item>
                  <text:list>
                    <text:list-item>
                      <text:p text:style-name="P19"><text:span text:style-name="預設段落字型">行政管理：83.02%</text:span></text:p>
                    </text:list-item>
                    <text:list-item>
                      <text:p text:style-name="P13"><text:span text:style-name="預設段落字型"><text:span text:style-name="T7">土地建物登記：89.45%</text:span></text:span></text:p>
                    </text:list-item>
                    <text:list-item>
                      <text:p text:style-name="P13"><text:span text:style-name="預設段落字型"><text:span text:style-name="T7">土地建物測量及複丈：39.98%</text:span></text:span></text:p>
                    </text:list-item>
                    <text:list-item>
                      <text:p text:style-name="P13"><text:span text:style-name="預設段落字型"><text:span text:style-name="T7">平均地權：84.13%</text:span></text:span></text:p>
                    </text:list-item>
                    <text:list-item>
                      <text:p text:style-name="P19"><text:span text:style-name="預設段落字型">一般建築及設備：0%</text:span></text:p>
                    </text:list-item>
                  </text:list>
                </text:list-item>
              </text:list>
            </text:list-item>
            <text:list-item>
              <text:p text:style-name="P19"><text:span text:style-name="預設段落字型">本所107年度單位預算案，依106年9月29日基府主歲壹字第1060243144號函會議紀錄核列數已送市府彙辦。依該函會議決議有關臨時人員休假部份，請第三課與同仁溝通協調。</text:span></text:p>
            </text:list-item>
          </text:list>
        </text:list-item>
      </text:list>
      <text:list xml:id="list33580850" text:continue-list="list3890551578615806566" text:style-name="L2">
        <text:list-item>
          <text:p text:style-name="P16">人事</text:p>
          <text:list>
            <text:list-item>
              <text:p text:style-name="P16"><text:span text:style-name="T10">有關民國</text:span><text:span text:style-name="T12">106</text:span><text:span text:style-name="T10">年</text:span><text:span text:style-name="T12">8</text:span><text:span text:style-name="T10">月</text:span><text:span text:style-name="T12">11</text:span><text:span text:style-name="T10">日起實施之公務人員及公立學校教職員育嬰留職停薪年資得選擇全額負擔並按月繼續繳付退撫基金一案，請轉知所屬同仁知悉。</text:span> </text:p>
            </text:list-item>
            <text:list-item>
              <text:p text:style-name="P16"><text:span text:style-name="T10">「公務人員考試錄取人員訓練成績考核要點」及「公務人員保障暨培訓委員會及所屬機關辦理各項訓練測驗試務規定部分規定」，業經公務人員保障暨培訓委員會以中華民國</text:span><text:span text:style-name="T12">106</text:span><text:span text:style-name="T10">年</text:span><text:span text:style-name="T12">9</text:span><text:span text:style-name="T10">月</text:span><text:span text:style-name="T12">27</text:span><text:span text:style-name="T10">日公評字第</text:span><text:span text:style-name="T12">1062260497</text:span><text:span text:style-name="T10">號令修正發布，並自同年</text:span><text:span text:style-name="T12">10</text:span><text:span text:style-name="T10">月</text:span><text:span text:style-name="T12">16</text:span><text:span text:style-name="T10">日生效。</text:span> </text:p>
            </text:list-item>
            <text:list-item>
              <text:p text:style-name="P16"><text:span text:style-name="T12">106</text:span><text:span text:style-name="T10">年公務人員高等暨普通考試正額錄取人員分配結果訂於</text:span><text:span text:style-name="T12">106</text:span><text:span text:style-name="T10">年</text:span><text:span text:style-name="T12">10</text:span><text:span text:style-name="T10">月</text:span><text:span text:style-name="T12">25</text:span><text:span text:style-name="T10">日（星期三）上午</text:span><text:span text:style-name="T12">10</text:span><text:span text:style-name="T10">時整於行政院人事行政總處全球資訊網（</text:span><text:span text:style-name="T12">https</text:span><text:span text:style-name="T10">：</text:span><text:span text:style-name="T12">//www.dgpa.gov.tw</text:span><text:span text:style-name="T10">）首頁「最新消息」及「考試分發」專區公告。</text:span> </text:p>
            </text:list-item>
          </text:list>
        </text:list-item>
      </text:list>
      <text:p text:style-name="P3"/>
      <text:list xml:id="list5434654182588014894" text:style-name="L5">
        <text:list-item>
          <text:p text:style-name="P14"><text:span text:style-name="預設段落字型"><text:span text:style-name="T1">主席指示事項</text:span></text:span></text:p>
          <text:list>
            <text:list-item>
              <text:p text:style-name="P14"><text:span text:style-name="T16">安樂自辦重測區地籍調查表送審進度落後，請積極趕辦；另套圖疑義尚未釐清部分，亦請儘速確認套圖結果，以</text:span><text:span text:style-name="T17">利後續重測</text:span><text:soft-page-break/><text:span text:style-name="T17">作業進行</text:span><text:span text:style-name="T16">。</text:span> </text:p>
            </text:list-item>
            <text:list-item>
              <text:p text:style-name="P8"><text:span text:style-name="T15">市府為民服務品質績效評審小組於</text:span><text:span text:style-name="T8">10</text:span><text:span text:style-name="T15">月</text:span><text:span text:style-name="T8">2</text:span><text:span text:style-name="T15">日至本所進行實地初評輔導，會中審委員建議及改進事項，請成立小組研商改進，共同撰寫申請書，供</text:span><text:span text:style-name="T8">12</text:span><text:span text:style-name="T15">月份評審小組評審。</text:span></text:p>
            </text:list-item>
            <text:list-item>
              <text:p text:style-name="P9"><text:span text:style-name="T9">10</text:span>月<text:span text:style-name="T9">12</text:span>日地政士座談會請各課主管務必準時參加，相關提案請預先做好準備。 </text:p>
            </text:list-item>
            <text:list-item>
              <text:p text:style-name="P8"><text:span text:style-name="T8">10</text:span><text:span text:style-name="T15">月</text:span><text:span text:style-name="T8">17</text:span><text:span text:style-name="T15">日參加全國地政盃同仁，請利用時間加強練習，爭取好成績。 </text:span><text:span text:style-name="T14"><text:s/></text:span><text:s/></text:p>
            </text:list-item>
          </text:list>
        </text:list-item>
      </text:list>
      <text:p text:style-name="P4"><text:span text:style-name="預設段落字型"><text:span text:style-name="T11"/></text:span></text:p>
      <text:list xml:id="list33585762" text:continue-numbering="true" text:style-name="L5">
        <text:list-item>
          <text:p text:style-name="P14"><text:span text:style-name="預設段落字型"><text:span text:style-name="T1">散會：</text:span></text:span><text:span text:style-name="預設段落字型"><text:span text:style-name="T2">下</text:span></text:span><text:span text:style-name="預設段落字型"><text:span text:style-name="T1">午</text:span></text:span><text:span text:style-name="預設段落字型"><text:span text:style-name="T2">3</text:span></text:span><text:span text:style-name="預設段落字型"><text:span text:style-name="T1">時</text:span></text:span><text:span text:style-name="預設段落字型"><text:span text:style-name="T2">整</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TW"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標號"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9pt" fo:hyphenate="true" fo:hyphenation-remain-char-count="0" fo:hyphenation-push-char-count="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預設段落字型" style:family="text"/>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頁首_20_字元" style:display-name="頁首 字元" style:family="text" style:parent-style-name="預設段落字型">
      <style:text-properties fo:font-size="10pt" style:font-size-asian="10pt" style:font-size-complex="9pt"/>
    </style:style>
    <style:style style:name="WW_5f_CharLFO1LVL1" style:display-name="WW_CharLFO1LVL1" style:family="text">
      <style:text-properties style:font-name="標楷體" fo:font-size="14pt" style:font-name-asian="標楷體" style:font-size-asian="14pt" style:font-size-complex="14pt"/>
    </style:style>
    <style:style style:name="WW_5f_CharLFO2LVL2" style:display-name="WW_CharLFO2LVL2" style:family="text">
      <style:text-properties fo:font-size="14pt" style:font-size-asian="14pt" style:font-size-complex="14pt"/>
    </style:style>
    <style:style style:name="WW_5f_CharLFO2LVL3" style:display-name="WW_CharLFO2LVL3" style:family="text">
      <style:text-properties fo:font-size="14pt" style:font-name-asian="標楷體" style:font-size-asian="14pt" style:font-size-complex="14pt"/>
    </style:style>
    <style:style style:name="WW_5f_CharLFO2LVL4" style:display-name="WW_CharLFO2LVL4" style:family="text">
      <style:text-properties style:font-name="StarSymbol" style:font-name-asian="OpenSymbol" style:font-name-complex="OpenSymbol"/>
    </style:style>
    <style:style style:name="WW_5f_CharLFO3LVL1" style:display-name="WW_CharLFO3LVL1" style:family="text">
      <style:text-properties fo:font-size="14pt" style:font-name-asian="標楷體" style:font-size-asian="14pt" style:font-size-complex="14pt"/>
    </style:style>
    <style:style style:name="WW_5f_CharLFO3LVL2" style:display-name="WW_CharLFO3LVL2" style:family="text">
      <style:text-properties fo:font-size="14pt" style:font-name-asian="標楷體" style:font-size-asian="14pt" style:font-size-complex="14pt"/>
    </style:style>
    <style:style style:name="WW_5f_CharLFO3LVL3" style:display-name="WW_CharLFO3LVL3" style:family="text">
      <style:text-properties fo:font-size="14pt" style:font-name-asian="標楷體" style:font-size-asian="14pt" style:font-size-complex="14pt"/>
    </style:style>
    <style:style style:name="WW_5f_CharLFO3LVL4" style:display-name="WW_CharLFO3LVL4" style:family="text">
      <style:text-properties fo:font-size="14pt" style:font-name-asian="標楷體" style:font-size-asian="14pt" style:font-size-complex="14pt"/>
    </style:style>
    <style:style style:name="WW_5f_CharLFO3LVL5" style:display-name="WW_CharLFO3LVL5" style:family="text">
      <style:text-properties fo:font-size="14pt" style:font-name-asian="標楷體" style:font-size-asian="14pt" style:font-size-complex="14pt"/>
    </style:style>
    <style:style style:name="WW_5f_CharLFO3LVL6" style:display-name="WW_CharLFO3LVL6" style:family="text">
      <style:text-properties fo:font-size="14pt" style:font-name-asian="標楷體" style:font-size-asian="14pt" style:font-size-complex="14pt"/>
    </style:style>
    <style:style style:name="WW_5f_CharLFO3LVL7" style:display-name="WW_CharLFO3LVL7" style:family="text">
      <style:text-properties fo:font-size="14pt" style:font-name-asian="標楷體" style:font-size-asian="14pt" style:font-size-complex="14pt"/>
    </style:style>
    <style:style style:name="WW_5f_CharLFO3LVL8" style:display-name="WW_CharLFO3LVL8" style:family="text">
      <style:text-properties fo:font-size="14pt" style:font-name-asian="標楷體" style:font-size-asian="14pt" style:font-size-complex="14pt"/>
    </style:style>
    <style:style style:name="WW_5f_CharLFO3LVL9" style:display-name="WW_CharLFO3LVL9" style:family="text">
      <style:text-properties fo:font-size="14pt" style:font-name-asian="標楷體" style:font-size-asian="14pt" style:font-size-complex="14pt"/>
    </style:style>
    <style:style style:name="WW_5f_CharLFO5LVL2" style:display-name="WW_CharLFO5LVL2" style:family="text">
      <style:text-properties fo:font-size="14pt" style:font-size-asian="14pt"/>
    </style:style>
    <style:style style:name="WW_5f_CharLFO5LVL3" style:display-name="WW_CharLFO5LVL3" style:family="text">
      <style:text-properties fo:font-size="14pt" style:font-name-asian="標楷體" style:font-size-asian="14pt" style:font-size-complex="14pt"/>
    </style:style>
    <style:style style:name="WW_5f_CharLFO5LVL4" style:display-name="WW_CharLFO5LVL4" style:family="text">
      <style:text-properties style:font-name="StarSymbol" style:font-name-asian="OpenSymbol" style:font-name-complex="OpenSymbol"/>
    </style:style>
    <style:style style:name="WW_5f_CharLFO6LVL1" style:display-name="WW_CharLFO6LVL1" style:family="text">
      <style:text-properties style:font-name="標楷體" fo:font-size="14pt" style:font-name-asian="標楷體" style:font-size-asian="14pt"/>
    </style:style>
    <style:style style:name="WW_5f_CharLFO6LVL2" style:display-name="WW_CharLFO6LVL2" style:family="text">
      <style:text-properties fo:font-size="14pt" style:font-name-asian="標楷體" style:font-size-asian="14pt"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text:page-number>/<text:page-count>4</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登記課 安樂地政</meta:initial-creator>
    <dc:creator>安樂地政 </dc:creator>
    <meta:creation-date>2016-06-29T13:28:00Z</meta:creation-date>
    <dc:date>2017-10-13T13:39:16.72</dc:date>
    <meta:editing-cycles>91</meta:editing-cycles>
    <meta:editing-duration>PT10H5M8S</meta:editing-duration>
    <meta:printed-by>安樂地政 </meta:printed-by>
    <meta:print-date>2017-10-12T09:55:40.49</meta:print-date>
    <meta:document-statistic meta:table-count="0" meta:image-count="0" meta:object-count="0" meta:page-count="4" meta:paragraph-count="55" meta:word-count="1634" meta:character-count="1892"/>
    <meta:template xlink:type="simple" xlink:actuate="onRequest" xlink:title="" xlink:href="../../../../研考/研考/會議資料/主管會議_週/1.會議紀錄/主管會議-1060414.odt/Normal"/>
  </office:meta>
</office:document-meta>
</file>